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Arial1"/>
    </style:style>
    <style:style style:name="P2" style:family="paragraph" style:parent-style-name="Heading_20_1">
      <style:paragraph-properties fo:text-align="center" style:justify-single-word="false"/>
      <style:text-properties style:font-name="Arial1"/>
    </style:style>
    <style:style style:name="P3" style:family="paragraph" style:parent-style-name="Heading_20_1">
      <style:text-properties style:font-name="Arial1" fo:font-size="16pt" style:font-size-asian="18pt" style:font-size-complex="18pt"/>
    </style:style>
    <style:style style:name="P4" style:family="paragraph" style:parent-style-name="Text_20_body">
      <style:text-properties officeooo:rsid="00078120" officeooo:paragraph-rsid="00078120"/>
    </style:style>
    <style:style style:name="P5" style:family="paragraph" style:parent-style-name="Text_20_body" style:list-style-name="L1">
      <style:text-properties style:font-name="Arial1" officeooo:paragraph-rsid="00078120"/>
    </style:style>
    <style:style style:name="P6" style:family="paragraph" style:parent-style-name="Text_20_body" style:list-style-name="L1">
      <style:text-properties style:font-name="Arial1" officeooo:rsid="00078120" officeooo:paragraph-rsid="00078120"/>
    </style:style>
    <style:style style:name="P7" style:family="paragraph" style:parent-style-name="Text_20_body" style:list-style-name="L1">
      <style:text-properties style:font-name="Arial1" officeooo:rsid="00078120" officeooo:paragraph-rsid="000936fe"/>
    </style:style>
    <style:style style:name="P8" style:family="paragraph" style:parent-style-name="Text_20_body">
      <style:text-properties style:font-name="Arial1" officeooo:rsid="00078120" officeooo:paragraph-rsid="00078120"/>
    </style:style>
    <style:style style:name="P9" style:family="paragraph" style:parent-style-name="Text_20_body" style:master-page-name="">
      <loext:graphic-properties draw:fill="none"/>
      <style:paragraph-properties fo:margin-left="1.9cm" fo:margin-right="0cm" fo:margin-top="0cm" fo:margin-bottom="0.247cm" style:contextual-spacing="false" fo:line-height="115%" fo:text-indent="0cm" style:auto-text-indent="false" style:page-number="auto" fo:background-color="transparent"/>
      <style:text-properties style:font-name="Arial1" officeooo:rsid="00078120" officeooo:paragraph-rsid="00078120"/>
    </style:style>
    <style:style style:name="P10" style:family="paragraph" style:parent-style-name="Text_20_body" style:master-page-name="">
      <loext:graphic-properties draw:fill="none"/>
      <style:paragraph-properties fo:margin-left="1.9cm" fo:margin-right="0cm" fo:margin-top="0cm" fo:margin-bottom="0.247cm" style:contextual-spacing="false" fo:line-height="115%" fo:text-indent="0.499cm" style:auto-text-indent="false" style:page-number="auto" fo:background-color="transparent">
        <style:tab-stops>
          <style:tab-stop style:position="0.344cm"/>
        </style:tab-stops>
      </style:paragraph-properties>
      <style:text-properties style:font-name="Arial1" officeooo:rsid="00078120" officeooo:paragraph-rsid="00078120"/>
    </style:style>
    <style:style style:name="P11" style:family="paragraph" style:parent-style-name="Text_20_body">
      <style:text-properties style:font-name="Arial1"/>
    </style:style>
    <style:style style:name="P12" style:family="paragraph" style:parent-style-name="Text_20_body">
      <style:paragraph-properties fo:text-align="center" style:justify-single-word="false"/>
      <style:text-properties style:font-name="Arial1" fo:font-size="14pt" officeooo:rsid="00078120" officeooo:paragraph-rsid="00078120"/>
    </style:style>
    <style:style style:name="P13" style:family="paragraph" style:parent-style-name="Text_20_body" style:list-style-name="L1">
      <style:text-properties style:font-name="Arial1" officeooo:rsid="000936fe" officeooo:paragraph-rsid="000936fe"/>
    </style:style>
    <style:style style:name="P14" style:family="paragraph" style:parent-style-name="Text_20_body">
      <style:text-properties style:font-name="Arial1" officeooo:paragraph-rsid="00078120"/>
    </style:style>
    <style:style style:name="T1" style:family="text">
      <style:text-properties officeooo:rsid="00078120"/>
    </style:style>
    <style:style style:name="T2" style:family="text">
      <style:text-properties officeooo:rsid="000936fe"/>
    </style:style>
    <style:style style:name="T3" style:family="text">
      <style:text-properties officeooo:rsid="000aaa80"/>
    </style:style>
    <style:style style:name="T4" style:family="text">
      <style:text-properties officeooo:rsid="000c5495"/>
    </style:style>
    <style:style style:name="T5" style:family="text">
      <style:text-properties officeooo:rsid="000ce798"/>
    </style:style>
    <style:style style:name="T6" style:family="text">
      <style:text-properties style:font-name="Arial1"/>
    </style:style>
    <style:style style:name="T7" style:family="text">
      <style:text-properties officeooo:rsid="000cff23"/>
    </style:style>
    <style:style style:name="T8" style:family="text">
      <style:text-properties officeooo:rsid="000d518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p text:style-name="P11"/>
      <text:p text:style-name="P11"/>
      <text:p text:style-name="P11"/>
      <text:p text:style-name="P11"/>
      <text:p text:style-name="P11"/>
      <text:p text:style-name="P11"/>
      <text:h text:style-name="P2" text:outline-level="1">Gestão do Conhecimento </text:h>
      <text:h text:style-name="P2" text:outline-level="1">2024.1</text:h>
      <text:h text:style-name="P2" text:outline-level="1"/>
      <text:p text:style-name="P11"/>
      <text:h text:style-name="P1" text:outline-level="1"/>
      <text:p text:style-name="P11"/>
      <text:p text:style-name="P11"/>
      <text:h text:style-name="P1" text:outline-level="1"/>
      <text:p text:style-name="P11"/>
      <text:p text:style-name="P11"/>
      <text:p text:style-name="P11"/>
      <text:p text:style-name="P11"/>
      <text:p text:style-name="P11"/>
      <text:p text:style-name="P8">Aluno: Nick H. Correa</text:p>
      <text:p text:style-name="P8">DRE: 119024656</text:p>
      <text:p text:style-name="P4"><text:span text:style-name="T6">Email: </text:span><text:a xlink:type="simple" xlink:href="mailto:nickcorrea@poli.ufrj.br" text:style-name="Internet_20_link" text:visited-style-name="Visited_20_Internet_20_Link"><text:span text:style-name="T6">nickcorrea@poli.ufrj.br</text:span></text:a></text:p>
      <text:p text:style-name="P8"/>
      <text:p text:style-name="P8"/>
      <text:p text:style-name="P8"/>
      <text:p text:style-name="P8"><text:tab/><text:tab/><text:tab/><text:tab/><text:tab/>Rio de Janeiro/RJ</text:p>
      <text:p text:style-name="P8"><text:tab/><text:tab/><text:tab/><text:tab/><text:tab/><text:tab/>2024</text:p>
      <text:p text:style-name="P12"><text:soft-page-break/>Impacto da Inteligência Artificial no processo cognitivo</text:p>
      <text:h text:style-name="P3" text:outline-level="1">Artigo 1</text:h>
      <text:list xml:id="list2629475730" text:style-name="L1">
        <text:list-item>
          <text:p text:style-name="P5"><text:span text:style-name="T1">Título: </text:span>INTELIGÊNCIA ARTIFICIAL E SEUS DEBATES ÉTICOS: impactos negativos do uso indevido da IA na criação de arte </text:p>
        </text:list-item>
        <text:list-item>
          <text:p text:style-name="P5"><text:span text:style-name="T1">Autor: </text:span>Nicolly Carvalho Cutrim, Danyelle Magalhães Machado <text:span text:style-name="T1">e </text:span>Maurício José Morais Costa </text:p>
        </text:list-item>
        <text:list-item>
          <text:p text:style-name="P6">Fonte: https://periodicos.undb.edu.br/index.php/rem/article/view/120</text:p>
        </text:list-item>
        <text:list-item>
          <text:p text:style-name="P7">Resumo: </text:p>
          <text:list>
            <text:list-header>
              <text:p text:style-name="P7">Esse artigo aborda aspectos éticos, sociais e artísticos referentes a utilização de inteligência artificial generativa para arte. Em suma, eticamente <text:span text:style-name="T2">temos a problemática das IAs utilizarem artes encontradas na internet sem se importar com questões como licença ou creditação de artistas. Socialmente, foi abordado o fato de artistas estarem sendo desvalorizados e demitidos ao serem substituídos por IAs. Em relação a arte, são discutidos aspectos como a própria definição de arte e criatividade, e também sobre a qualidade da dita arte feita por IA.</text:span></text:p>
              <text:p text:style-name="P13">A conclusão chegada é de que deve haver uma discussão sobre como utilizar inteligência artificial de forma que seja ética e aja em conjunto com os artistas, e não os substituindo. É também ressaltada a ideia de que deve haver uma regulação legal em relação ao uso de IAs n<text:span text:style-name="T3">o meio artístico.</text:span></text:p>
            </text:list-header>
          </text:list>
        </text:list-item>
        <text:list-item>
          <text:p text:style-name="P6">Palavras-chave: <text:span text:style-name="T4">inteligência artificial; arte; ética; criatividade; humano;</text:span></text:p>
        </text:list-item>
      </text:list>
      <text:h text:style-name="P3" text:outline-level="1">Artigo 2</text:h>
      <text:list text:continue-numbering="true" text:style-name="L1">
        <text:list-item>
          <text:p text:style-name="P5"><text:span text:style-name="T1">Título: </text:span>O Dilema da Inteligência Artificial na Produção de Animações: Um Debate entre Prós e Contras </text:p>
        </text:list-item>
        <text:list-item>
          <text:p text:style-name="P5"><text:span text:style-name="T1">Autor: </text:span><text:tab/><text:span text:style-name="T1">N</text:span>adiane de Aguiar Coutinho Costa, Robson Antonio Tavares Costa <text:span text:style-name="T1">e </text:span>Jhonata Jankowitsch</text:p>
        </text:list-item>
        <text:list-item>
          <text:p text:style-name="P6">Fonte: https://www.revistas.editoraenterprising.net/index.php/rpi/article/view/706</text:p>
        </text:list-item>
        <text:list-item>
          <text:p text:style-name="P6">Resumo:</text:p>
        </text:list-item>
      </text:list>
      <text:p text:style-name="P10"><text:span text:style-name="T5"><text:tab/>Nesse artigo são abordadas as formas em que a inteligência artificial tem sido utilizada na criação de animações, os benefícios que isso tem trago, os problemas tecnológicos que ainda têm que ser superados e também as questões éticas acerca do uso de IAs. </text:span><text:span text:style-name="T7">Atualmente elas têm sido usadas para realizar automação de tarefas manuais repetitivas como animações frame a frame, e também para passar características humanas para as animações. Alguns problemas são causados pela falta de sensibilidade humana às IAs, o que faz com que algumas criações não passem emoções para os telespectadores.</text:span></text:p>
      <text:p text:style-name="P9"><text:soft-page-break/><text:tab/><text:span text:style-name="T7">Em conclusão, o artigo propõe que o uso da inteligência artificial </text:span><text:span text:style-name="T8">traz mais benefícios que malefícios, pois proporciona não só um aumento na qualidade das animações produzidas, mas também auxilia no processo de criação ao automatizar certas tarefas. Ainda assim, é dito que a interação entre IA e humanidade é algo que deve ser explorado e estudado com mais cuidado.</text:span></text:p>
      <text:list text:continue-numbering="true" text:style-name="L1">
        <text:list-item>
          <text:p text:style-name="P5"><text:span text:style-name="T1">Palavras-chave: </text:span><text:span text:style-name="T8">inteligência artificial; animação; automatização</text:span></text:p>
        </text:list-item>
      </text:list>
      <text:p text:style-name="P14"/>
      <text:h text:style-name="P3" text:outline-level="1">Resenha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9T21:06:28.855000000</meta:creation-date>
    <dc:date>2024-04-19T22:59:40.419000000</dc:date>
    <meta:editing-duration>PT7M33S</meta:editing-duration>
    <meta:editing-cycles>1</meta:editing-cycles>
    <meta:document-statistic meta:table-count="0" meta:image-count="0" meta:object-count="0" meta:page-count="3" meta:paragraph-count="25" meta:word-count="406" meta:character-count="2714" meta:non-whitespace-character-count="2326"/>
    <meta:generator>LibreOffice/24.2.2.2$Windows_X86_64 LibreOffice_project/d56cc158d8a96260b836f100ef4b4ef25d6f1a01</meta:generator>
  </office:meta>
</office:document-meta>
</file>